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4.2cm" svg:x="8cm" svg:y="4.7cm">
          <text:p text:style-name="P1">Přijmi n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cm" svg:height="4.1cm" svg:x="8.1cm" svg:y="11cm">
          <text:p text:style-name="P1">Vyber hr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4.8cm" svg:x="13.6cm" svg:y="17cm">
          <text:p text:style-name="P1">Čekej na </text:p>
          <text:p text:style-name="P1">spoluhráč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.3cm" svg:height="4.3cm" svg:x="3cm" svg:y="17.2cm">
          <text:p text:style-name="P1">Start h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4.2cm" svg:x="14cm" svg:y="22.8cm">
          <text:p text:style-name="P1">Konec h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cm" svg:y1="1.4cm" svg:x2="10.2cm" svg:y2="4.7cm">
          <text:p/>
        </draw:line>
        <draw:line draw:style-name="gr2" draw:text-style-name="P1" draw:layer="layout" svg:x1="10.1cm" svg:y1="8.9cm" svg:x2="10.1cm" svg:y2="11cm">
          <text:p/>
        </draw:line>
        <draw:line draw:style-name="gr2" draw:text-style-name="P1" draw:layer="layout" svg:x1="8.9cm" svg:y1="14.7cm" svg:x2="6.7cm" svg:y2="17.9cm">
          <text:p/>
        </draw:line>
        <draw:line draw:style-name="gr2" draw:text-style-name="P1" draw:layer="layout" svg:x1="11.6cm" svg:y1="14.5cm" svg:x2="14.5cm" svg:y2="17.7cm">
          <text:p/>
        </draw:line>
        <draw:line draw:style-name="gr2" draw:text-style-name="P1" draw:layer="layout" svg:x1="13.6cm" svg:y1="19.5cm" svg:x2="7.3cm" svg:y2="19.4cm">
          <text:p/>
        </draw:line>
        <draw:custom-shape draw:style-name="gr1" draw:text-style-name="P1" draw:layer="layout" svg:width="4.2cm" svg:height="4.2cm" svg:x="5.6cm" svg:y="22.8cm">
          <text:p text:style-name="P1">Herní smyč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cm" svg:y1="20.9cm" svg:x2="7.7cm" svg:y2="22.9cm">
          <text:p/>
        </draw:line>
        <draw:line draw:style-name="gr2" draw:text-style-name="P1" draw:layer="layout" svg:x1="9.7cm" svg:y1="24.9cm" svg:x2="14cm" svg:y2="24.9cm">
          <text:p/>
        </draw:line>
        <draw:frame draw:style-name="gr3" draw:layer="layout" svg:width="5.2cm" svg:height="1.25cm" svg:x="10.8cm" svg:y="2.3cm">
          <draw:text-box>
            <text:p>Nové spojení</text:p>
          </draw:text-box>
        </draw:frame>
        <draw:frame draw:style-name="gr4" draw:layer="layout" svg:width="5.8cm" svg:height="1.05cm" svg:x="10.5cm" svg:y="9.5cm">
          <draw:text-box>
            <text:p>Validní nick</text:p>
          </draw:text-box>
        </draw:frame>
        <draw:frame draw:style-name="gr5" draw:layer="layout" svg:width="4.8cm" svg:height="1.35cm" svg:x="12.8cm" svg:y="14.85cm">
          <draw:text-box>
            <text:p>1. hráč ve hře</text:p>
          </draw:text-box>
        </draw:frame>
        <draw:frame draw:style-name="gr6" draw:layer="layout" svg:width="4.6cm" svg:height="1.15cm" svg:x="3.8cm" svg:y="15cm">
          <draw:text-box>
            <text:p>2. hráč ve hře</text:p>
          </draw:text-box>
        </draw:frame>
        <draw:frame draw:style-name="gr7" draw:text-style-name="P1" draw:layer="layout" svg:width="3.423cm" svg:height="1.673cm" svg:x="9.4cm" svg:y="17.627cm">
          <draw:text-box>
            <text:p text:style-name="P1">přihlášení </text:p>
            <text:p text:style-name="P1">2. hráče</text:p>
          </draw:text-box>
        </draw:frame>
        <draw:frame draw:style-name="gr7" draw:text-style-name="P1" draw:layer="layout" svg:width="4.24cm" svg:height="1.673cm" svg:x="9.9cm" svg:y="22.927cm">
          <draw:text-box>
            <text:p text:style-name="P1">Přerušení</text:p>
            <text:p text:style-name="P1">herní smyčk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shroomer </meta:initial-creator>
    <meta:creation-date>2017-01-26T19:11:38.287730998</meta:creation-date>
    <dc:date>2017-01-26T19:36:29.919954278</dc:date>
    <dc:creator>Mushroomer </dc:creator>
    <meta:editing-duration>PT10M25S</meta:editing-duration>
    <meta:editing-cycles>3</meta:editing-cycles>
    <meta:generator>LibreOffice/4.2.2.1$Linux_X86_64 LibreOffice_project/3be8cda0bddd8e430d8cda1ebfd581265cca5a0f</meta:generator>
    <meta:document-statistic meta:object-count="19"/>
  </office:meta>
</office:document-meta>
</file>